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8a5" officeooo:paragraph-rsid="001e58a5"/>
    </style:style>
    <style:style style:name="P2" style:family="paragraph" style:parent-style-name="Standard">
      <style:text-properties officeooo:rsid="001e58a5" officeooo:paragraph-rsid="001f0e7e"/>
    </style:style>
    <style:style style:name="P3" style:family="paragraph" style:parent-style-name="Standard">
      <style:text-properties fo:font-weight="bold" officeooo:rsid="001e58a5" officeooo:paragraph-rsid="001e58a5" style:font-weight-asian="bold" style:font-weight-complex="bold"/>
    </style:style>
    <style:style style:name="P4" style:family="paragraph" style:parent-style-name="Standard">
      <style:text-properties fo:font-weight="bold" officeooo:rsid="001e58a5" officeooo:paragraph-rsid="001f0e7e" style:font-weight-asian="bold" style:font-weight-complex="bold"/>
    </style:style>
    <style:style style:name="P5" style:family="paragraph" style:parent-style-name="Standard">
      <style:text-properties fo:font-weight="bold" officeooo:rsid="001e6748" officeooo:paragraph-rsid="001e6748" style:font-weight-asian="bold" style:font-weight-complex="bold"/>
    </style:style>
    <style:style style:name="P6" style:family="paragraph" style:parent-style-name="Standard">
      <style:text-properties fo:font-weight="bold" officeooo:rsid="001e6748" officeooo:paragraph-rsid="001f0e7e" style:font-weight-asian="bold" style:font-weight-complex="bold"/>
    </style:style>
    <style:style style:name="P7" style:family="paragraph" style:parent-style-name="Standard">
      <style:text-properties officeooo:rsid="001e6748" officeooo:paragraph-rsid="001e6748"/>
    </style:style>
    <style:style style:name="P8" style:family="paragraph" style:parent-style-name="Standard">
      <style:text-properties officeooo:rsid="001e6748" officeooo:paragraph-rsid="001f0e7e"/>
    </style:style>
    <style:style style:name="P9" style:family="paragraph" style:parent-style-name="Standard">
      <style:text-properties fo:font-weight="normal" officeooo:rsid="001e6748" officeooo:paragraph-rsid="001e6748" style:font-weight-asian="normal" style:font-weight-complex="normal"/>
    </style:style>
    <style:style style:name="P10" style:family="paragraph" style:parent-style-name="Standard">
      <style:text-properties fo:font-weight="normal" officeooo:rsid="001e6748" officeooo:paragraph-rsid="001f0e7e" style:font-weight-asian="normal" style:font-weight-complex="normal"/>
    </style:style>
    <style:style style:name="P11" style:family="paragraph" style:parent-style-name="Standard">
      <style:text-properties fo:font-weight="normal" officeooo:rsid="001f0e7e" officeooo:paragraph-rsid="001f0e7e" style:font-weight-asian="normal" style:font-weight-complex="normal"/>
    </style:style>
    <style:style style:name="P12" style:family="paragraph" style:parent-style-name="Standard">
      <style:text-properties fo:font-weight="normal" officeooo:rsid="00243193" officeooo:paragraph-rsid="00243193" style:font-weight-asian="normal" style:font-weight-complex="normal"/>
    </style:style>
    <style:style style:name="P13" style:family="paragraph" style:parent-style-name="Standard">
      <style:text-properties fo:font-weight="normal" officeooo:rsid="00253f7e" officeooo:paragraph-rsid="00253f7e" style:font-weight-asian="normal" style:font-weight-complex="normal"/>
    </style:style>
    <style:style style:name="P14" style:family="paragraph" style:parent-style-name="Standard">
      <style:text-properties officeooo:rsid="00243193" officeooo:paragraph-rsid="00243193"/>
    </style:style>
    <style:style style:name="P15" style:family="paragraph" style:parent-style-name="Standard">
      <style:paragraph-properties fo:padding="0.049cm" fo:border="0.06pt solid #000000" style:shadow="none"/>
      <style:text-properties fo:font-weight="bold" officeooo:rsid="001cafa6" officeooo:paragraph-rsid="001cafa6" style:font-weight-asian="bold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1cafa6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1f0e7e" style:font-weight-asian="bold" style:font-weight-complex="bold"/>
    </style:style>
    <style:style style:name="P18" style:family="paragraph" style:parent-style-name="Standard">
      <style:paragraph-properties fo:padding="0.049cm" fo:border="0.06pt solid #000000" style:shadow="none"/>
      <style:text-properties fo:font-weight="bold" officeooo:rsid="001cafa6" officeooo:paragraph-rsid="001f0e7e" style:font-weight-asian="bold" style:font-weight-complex="bold"/>
    </style:style>
    <style:style style:name="P19" style:family="paragraph" style:parent-style-name="Standard">
      <style:text-properties officeooo:rsid="001e6748" officeooo:paragraph-rsid="001e6748"/>
    </style:style>
    <style:style style:name="P20" style:family="paragraph" style:parent-style-name="Standard">
      <style:text-properties officeooo:rsid="001e6748" officeooo:paragraph-rsid="002a5843"/>
    </style:style>
    <style:style style:name="P21" style:family="paragraph" style:parent-style-name="Standard">
      <style:text-properties officeooo:rsid="001e6748" officeooo:paragraph-rsid="0041ed45"/>
    </style:style>
    <style:style style:name="P22" style:family="paragraph" style:parent-style-name="Standard">
      <style:text-properties fo:font-weight="normal" officeooo:rsid="001e6748" officeooo:paragraph-rsid="002a5843" style:font-weight-asian="normal" style:font-weight-complex="normal"/>
    </style:style>
    <style:style style:name="P23" style:family="paragraph" style:parent-style-name="Standard">
      <style:text-properties fo:font-weight="normal" officeooo:rsid="001e6748" officeooo:paragraph-rsid="0041ed45" style:font-weight-asian="normal" style:font-weight-complex="normal"/>
    </style:style>
    <style:style style:name="P24" style:family="paragraph" style:parent-style-name="Standard">
      <style:text-properties fo:font-weight="normal" officeooo:rsid="002fd812" officeooo:paragraph-rsid="002fd812" style:font-weight-asian="normal" style:font-weight-complex="normal"/>
    </style:style>
    <style:style style:name="P25" style:family="paragraph" style:parent-style-name="Standard">
      <style:text-properties fo:font-weight="normal" officeooo:rsid="002fd812" officeooo:paragraph-rsid="0041ed45" style:font-weight-asian="normal" style:font-weight-complex="normal"/>
    </style:style>
    <style:style style:name="P26" style:family="paragraph" style:parent-style-name="Standard">
      <style:text-properties fo:font-weight="normal" officeooo:rsid="0035057b" officeooo:paragraph-rsid="0035057b" style:font-weight-asian="normal" style:font-weight-complex="normal"/>
    </style:style>
    <style:style style:name="P27" style:family="paragraph" style:parent-style-name="Standard">
      <style:text-properties fo:font-weight="normal" officeooo:rsid="0035057b" officeooo:paragraph-rsid="0041ed45" style:font-weight-asian="normal" style:font-weight-complex="normal"/>
    </style:style>
    <style:style style:name="P28" style:family="paragraph" style:parent-style-name="Standard">
      <style:text-properties fo:font-weight="normal" officeooo:rsid="0037d234" officeooo:paragraph-rsid="0041ed45" style:font-weight-asian="normal" style:font-weight-complex="normal"/>
    </style:style>
    <style:style style:name="P29" style:family="paragraph" style:parent-style-name="Standard">
      <style:text-properties fo:font-weight="normal" officeooo:rsid="0037d234" officeooo:paragraph-rsid="0047024d" style:font-weight-asian="normal" style:font-weight-complex="normal"/>
    </style:style>
    <style:style style:name="P30" style:family="paragraph" style:parent-style-name="Standard">
      <style:text-properties fo:font-weight="normal" officeooo:rsid="0044267a" officeooo:paragraph-rsid="0044267a" style:font-weight-asian="normal" style:font-weight-complex="normal"/>
    </style:style>
    <style:style style:name="P31" style:family="paragraph" style:parent-style-name="Standard">
      <style:text-properties fo:font-weight="normal" officeooo:rsid="0047024d" officeooo:paragraph-rsid="0047024d" style:font-weight-asian="normal" style:font-weight-complex="normal"/>
    </style:style>
    <style:style style:name="P32" style:family="paragraph" style:parent-style-name="Standard">
      <style:text-properties fo:font-weight="bold" officeooo:rsid="001e58a5" officeooo:paragraph-rsid="002a5843" style:font-weight-asian="bold" style:font-weight-complex="bold"/>
    </style:style>
    <style:style style:name="P33" style:family="paragraph" style:parent-style-name="Standard">
      <style:text-properties fo:font-weight="bold" officeooo:rsid="001e58a5" officeooo:paragraph-rsid="0041ed45" style:font-weight-asian="bold" style:font-weight-complex="bold"/>
    </style:style>
    <style:style style:name="P34" style:family="paragraph" style:parent-style-name="Standard">
      <style:text-properties fo:font-weight="bold" officeooo:rsid="001e6748" officeooo:paragraph-rsid="002a5843" style:font-weight-asian="bold" style:font-weight-complex="bold"/>
    </style:style>
    <style:style style:name="P35" style:family="paragraph" style:parent-style-name="Standard">
      <style:text-properties fo:font-weight="bold" officeooo:rsid="001e6748" officeooo:paragraph-rsid="0041ed45" style:font-weight-asian="bold" style:font-weight-complex="bold"/>
    </style:style>
    <style:style style:name="P36" style:family="paragraph" style:parent-style-name="Standard">
      <style:text-properties officeooo:rsid="001e58a5" officeooo:paragraph-rsid="002a5843"/>
    </style:style>
    <style:style style:name="P37" style:family="paragraph" style:parent-style-name="Standard">
      <style:text-properties officeooo:rsid="001e58a5" officeooo:paragraph-rsid="0041ed45"/>
    </style:style>
    <style:style style:name="P38" style:family="paragraph" style:parent-style-name="Standard">
      <style:text-properties officeooo:rsid="002f6a30" officeooo:paragraph-rsid="002f6a30"/>
    </style:style>
    <style:style style:name="P39" style:family="paragraph" style:parent-style-name="Standard">
      <style:text-properties officeooo:rsid="002f6a30" officeooo:paragraph-rsid="0041ed45"/>
    </style:style>
    <style:style style:name="P40" style:family="paragraph" style:parent-style-name="Standard">
      <style:text-properties officeooo:rsid="0047024d" officeooo:paragraph-rsid="0047024d"/>
    </style:style>
    <style:style style:name="P41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2a5843" style:font-weight-asian="bold" style:font-weight-complex="bold"/>
    </style:style>
    <style:style style:name="P42" style:family="paragraph" style:parent-style-name="Standard">
      <style:paragraph-properties fo:text-align="center" style:justify-single-word="false" fo:padding="0.049cm" fo:border="0.06pt solid #000000" style:shadow="none"/>
      <style:text-properties fo:font-weight="bold" officeooo:rsid="001cafa6" officeooo:paragraph-rsid="0041ed45" style:font-weight-asian="bold" style:font-weight-complex="bold"/>
    </style:style>
    <style:style style:name="P43" style:family="paragraph" style:parent-style-name="Standard">
      <style:paragraph-properties fo:padding="0.049cm" fo:border="0.06pt solid #000000" style:shadow="none"/>
      <style:text-properties fo:font-weight="bold" officeooo:rsid="001cafa6" officeooo:paragraph-rsid="002a5843" style:font-weight-asian="bold" style:font-weight-complex="bold"/>
    </style:style>
    <style:style style:name="P44" style:family="paragraph" style:parent-style-name="Standard">
      <style:paragraph-properties fo:padding="0.049cm" fo:border="0.06pt solid #000000" style:shadow="none"/>
      <style:text-properties fo:font-weight="bold" officeooo:rsid="001cafa6" officeooo:paragraph-rsid="0041ed45" style:font-weight-asian="bold" style:font-weight-complex="bold"/>
    </style:style>
    <style:style style:name="T1" style:family="text">
      <style:text-properties officeooo:rsid="001e58a5"/>
    </style:style>
    <style:style style:name="T2" style:family="text">
      <style:text-properties style:font-size-asian="10.5pt" style:font-weight-complex="normal" loext:padding="0.049cm" loext:border="0.06pt solid #000000" loext:shadow="none"/>
    </style:style>
    <style:style style:name="T3" style:family="text">
      <style:text-properties officeooo:rsid="002281d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414d0"/>
    </style:style>
    <style:style style:name="T6" style:family="text">
      <style:text-properties style:text-underline-style="solid" style:text-underline-width="auto" style:text-underline-color="font-color" officeooo:rsid="002d93e0"/>
    </style:style>
    <style:style style:name="T7" style:family="text">
      <style:text-properties style:text-underline-style="solid" style:text-underline-width="auto" style:text-underline-color="font-color" officeooo:rsid="002b61e9"/>
    </style:style>
    <style:style style:name="T8" style:family="text">
      <style:text-properties style:text-underline-style="solid" style:text-underline-width="auto" style:text-underline-color="font-color" officeooo:rsid="002ba70e"/>
    </style:style>
    <style:style style:name="T9" style:family="text">
      <style:text-properties style:text-underline-style="solid" style:text-underline-width="auto" style:text-underline-color="font-color" officeooo:rsid="002e9c85"/>
    </style:style>
    <style:style style:name="T10" style:family="text">
      <style:text-properties style:text-underline-style="solid" style:text-underline-width="auto" style:text-underline-color="font-color" officeooo:rsid="002f6a30"/>
    </style:style>
    <style:style style:name="T11" style:family="text">
      <style:text-properties style:text-underline-style="solid" style:text-underline-width="auto" style:text-underline-color="font-color" officeooo:rsid="002fd812"/>
    </style:style>
    <style:style style:name="T12" style:family="text">
      <style:text-properties style:text-underline-style="solid" style:text-underline-width="auto" style:text-underline-color="font-color" officeooo:rsid="003e68d8"/>
    </style:style>
    <style:style style:name="T13" style:family="text">
      <style:text-properties style:text-underline-style="solid" style:text-underline-width="auto" style:text-underline-color="font-color" officeooo:rsid="0037d234"/>
    </style:style>
    <style:style style:name="T14" style:family="text">
      <style:text-properties style:text-underline-style="solid" style:text-underline-width="auto" style:text-underline-color="font-color" officeooo:rsid="0036fc2b"/>
    </style:style>
    <style:style style:name="T15" style:family="text">
      <style:text-properties style:text-underline-style="solid" style:text-underline-width="auto" style:text-underline-color="font-color" officeooo:rsid="0027f669"/>
    </style:style>
    <style:style style:name="T16" style:family="text">
      <style:text-properties style:text-underline-style="solid" style:text-underline-width="auto" style:text-underline-color="font-color" officeooo:rsid="0047024d"/>
    </style:style>
    <style:style style:name="T17" style:family="text">
      <style:text-properties style:text-underline-style="solid" style:text-underline-width="auto" style:text-underline-color="font-color" officeooo:rsid="003fb88a"/>
    </style:style>
    <style:style style:name="T18" style:family="text">
      <style:text-properties officeooo:rsid="00243193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officeooo:rsid="0027f669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7f669" style:font-weight-asian="normal" style:font-weight-complex="normal"/>
    </style:style>
    <style:style style:name="T23" style:family="text">
      <style:text-properties loext:padding="0.049cm" loext:border="0.06pt solid #000000" loext:shadow="none"/>
    </style:style>
    <style:style style:name="T24" style:family="text">
      <style:text-properties officeooo:rsid="002a5843"/>
    </style:style>
    <style:style style:name="T25" style:family="text">
      <style:text-properties officeooo:rsid="002b61e9"/>
    </style:style>
    <style:style style:name="T26" style:family="text">
      <style:text-properties officeooo:rsid="002b61e9" loext:padding="0.049cm" loext:border="0.06pt solid #000000" loext:shadow="none"/>
    </style:style>
    <style:style style:name="T27" style:family="text">
      <style:text-properties officeooo:rsid="002ba70e"/>
    </style:style>
    <style:style style:name="T28" style:family="text">
      <style:text-properties officeooo:rsid="002ba70e" loext:padding="0.049cm" loext:border="0.06pt solid #000000" loext:shadow="none"/>
    </style:style>
    <style:style style:name="T29" style:family="text">
      <style:text-properties officeooo:rsid="002d93e0"/>
    </style:style>
    <style:style style:name="T30" style:family="text">
      <style:text-properties officeooo:rsid="002e9c85"/>
    </style:style>
    <style:style style:name="T31" style:family="text">
      <style:text-properties officeooo:rsid="002e9c85" loext:padding="0.049cm" loext:border="0.06pt solid #000000" loext:shadow="none"/>
    </style:style>
    <style:style style:name="T32" style:family="text">
      <style:text-properties officeooo:rsid="002f6a30"/>
    </style:style>
    <style:style style:name="T33" style:family="text">
      <style:text-properties officeooo:rsid="002f6a30" loext:padding="0.049cm" loext:border="0.06pt solid #000000" loext:shadow="none"/>
    </style:style>
    <style:style style:name="T34" style:family="text">
      <style:text-properties officeooo:rsid="002fd812"/>
    </style:style>
    <style:style style:name="T35" style:family="text">
      <style:text-properties officeooo:rsid="002fd812" loext:padding="0.049cm" loext:border="0.06pt solid #000000" loext:shadow="none"/>
    </style:style>
    <style:style style:name="T36" style:family="text">
      <style:text-properties officeooo:rsid="0036fc2b"/>
    </style:style>
    <style:style style:name="T37" style:family="text">
      <style:text-properties officeooo:rsid="0036fc2b" loext:padding="0.049cm" loext:border="0.06pt solid #000000" loext:shadow="none"/>
    </style:style>
    <style:style style:name="T38" style:family="text">
      <style:text-properties officeooo:rsid="0037d234"/>
    </style:style>
    <style:style style:name="T39" style:family="text">
      <style:text-properties officeooo:rsid="0037d234" loext:padding="0.049cm" loext:border="0.06pt solid #000000" loext:shadow="none"/>
    </style:style>
    <style:style style:name="T40" style:family="text">
      <style:text-properties officeooo:rsid="003e68d8"/>
    </style:style>
    <style:style style:name="T41" style:family="text">
      <style:text-properties officeooo:rsid="003e68d8" loext:padding="0.049cm" loext:border="0.06pt solid #000000" loext:shadow="none"/>
    </style:style>
    <style:style style:name="T42" style:family="text">
      <style:text-properties officeooo:rsid="003eebb8"/>
    </style:style>
    <style:style style:name="T43" style:family="text">
      <style:text-properties officeooo:rsid="003eebb8" loext:padding="0.049cm" loext:border="0.06pt solid #000000" loext:shadow="none"/>
    </style:style>
    <style:style style:name="T44" style:family="text">
      <style:text-properties officeooo:rsid="003fb88a"/>
    </style:style>
    <style:style style:name="T45" style:family="text">
      <style:text-properties officeooo:rsid="003fb88a" loext:padding="0.049cm" loext:border="0.06pt solid #000000" loext:shadow="none"/>
    </style:style>
    <style:style style:name="T46" style:family="text">
      <style:text-properties officeooo:rsid="0044267a"/>
    </style:style>
    <style:style style:name="T47" style:family="text">
      <style:text-properties officeooo:rsid="00462a0e"/>
    </style:style>
    <style:style style:name="T48" style:family="text">
      <style:text-properties officeooo:rsid="00470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ntraînement sujet, COD, COI et CP <text:span text:style-name="T24">(a)</text:span></text:p>
      <text:p text:style-name="P16"/>
      <text:p text:style-name="P16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15"/>
      <text:p text:style-name="P3"/>
      <text:p text:style-name="P3"/>
      <text:p text:style-name="P3">Niveau 1</text:p>
      <text:p text:style-name="P1"/>
      <text:p text:style-name="P1">Il voit sa mère.</text:p>
      <text:p text:style-name="P1"/>
      <text:p text:style-name="P1"/>
      <text:p text:style-name="P1"/>
      <text:p text:style-name="P1">Les parents de Luc ont échangé leurs cartes.</text:p>
      <text:p text:style-name="P1"/>
      <text:p text:style-name="P1"/>
      <text:p text:style-name="P1"/>
      <text:p text:style-name="P7">Ma grand-mère se souvient de toi.</text:p>
      <text:p text:style-name="P7"/>
      <text:p text:style-name="P7"/>
      <text:p text:style-name="P7"/>
      <text:p text:style-name="P7"/>
      <text:p text:style-name="P5">Niveau 2</text:p>
      <text:p text:style-name="P5"/>
      <text:p text:style-name="P9">Je les vois.</text:p>
      <text:p text:style-name="P9"/>
      <text:p text:style-name="P9"/>
      <text:p text:style-name="P9"/>
      <text:p text:style-name="P7">Savent-ils la nouvelle ?</text:p>
      <text:p text:style-name="P7"/>
      <text:p text:style-name="P7"/>
      <text:p text:style-name="P7"/>
      <text:p text:style-name="P7">Il me les donne avec soin et les range aussitôt.</text:p>
      <text:p text:style-name="P7"/>
      <text:p text:style-name="P7"/>
      <text:p text:style-name="P7"/>
      <text:p text:style-name="P5">Niveau 3</text:p>
      <text:p text:style-name="P5"/>
      <text:p text:style-name="P9">Formidable !</text:p>
      <text:p text:style-name="P9"/>
      <text:p text:style-name="P9"/>
      <text:p text:style-name="P5"/>
      <text:p text:style-name="P9">Il<text:span text:style-name="T3">s</text:span> les ont encore donnés en retard.</text:p>
      <text:p text:style-name="P9"/>
      <text:p text:style-name="P9"/>
      <text:p text:style-name="P9"/>
      <text:p text:style-name="P9">Je ne sais pas qui a osé !</text:p>
      <text:p text:style-name="P9"/>
      <text:p text:style-name="P9"/>
      <text:p text:style-name="P9"/>
      <text:p text:style-name="P11">Je vais à l’école.</text:p>
      <text:p text:style-name="P17"><text:soft-page-break/>Entraînement sujet, COD, COI et CP <text:span text:style-name="T24">(a) / correction</text:span></text:p>
      <text:p text:style-name="P17"/>
      <text:p text:style-name="P17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18"/>
      <text:p text:style-name="P4"/>
      <text:p text:style-name="P4"/>
      <text:p text:style-name="P4">Niveau 1</text:p>
      <text:p text:style-name="P2"/>
      <text:p text:style-name="P2"><text:span text:style-name="T4">Il</text:span> <text:span text:style-name="T2">voit</text:span> <text:span text:style-name="T4">sa mère</text:span>.</text:p>
      <text:p text:style-name="P14">S<text:tab/> <text:s/>COD</text:p>
      <text:p text:style-name="P2"/>
      <text:p text:style-name="P2"/>
      <text:p text:style-name="P2"><text:span text:style-name="T4">Les parents de Luc</text:span> <text:span text:style-name="T2">ont échangé</text:span> <text:span text:style-name="T4">leurs cartes</text:span>.</text:p>
      <text:p text:style-name="P2"><text:tab/><text:span text:style-name="T18">S<text:tab/><text:tab/><text:tab/><text:tab/>COD</text:span></text:p>
      <text:p text:style-name="P2"/>
      <text:p text:style-name="P2"/>
      <text:p text:style-name="P8"><text:span text:style-name="T4">Ma grand-mère</text:span> <text:span text:style-name="T2">se souvient</text:span> <text:span text:style-name="T4">de toi</text:span>.</text:p>
      <text:p text:style-name="P8"><text:s text:c="4"/><text:span text:style-name="T18">S<text:tab/><text:tab/><text:tab/><text:tab/> COI</text:span></text:p>
      <text:p text:style-name="P8"/>
      <text:p text:style-name="P8"/>
      <text:p text:style-name="P8"/>
      <text:p text:style-name="P6">Niveau 2</text:p>
      <text:p text:style-name="P6"/>
      <text:p text:style-name="P10"><text:span text:style-name="T4">Je</text:span> <text:span text:style-name="T4">les</text:span> <text:span text:style-name="T2">vois</text:span>.</text:p>
      <text:p text:style-name="P12">S <text:s/>COD</text:p>
      <text:p text:style-name="P10"/>
      <text:p text:style-name="P10"/>
      <text:p text:style-name="P8"><text:span text:style-name="T2">Savent</text:span>-<text:span text:style-name="T4">ils</text:span> <text:span text:style-name="T4">la nouvelle</text:span> ?</text:p>
      <text:p text:style-name="P8"><text:s text:c="14"/><text:span text:style-name="T18">S <text:s text:c="3"/>COD</text:span></text:p>
      <text:p text:style-name="P8"/>
      <text:p text:style-name="P8"/>
      <text:p text:style-name="P8"><text:span text:style-name="T4">Il</text:span> <text:span text:style-name="T4">me</text:span> <text:span text:style-name="T4">les</text:span> <text:span text:style-name="T2">donne</text:span> <text:span text:style-name="T4">avec soin</text:span> et <text:span text:style-name="T4">les</text:span> <text:span text:style-name="T2">range</text:span> <text:span text:style-name="T19">aussitôt</text:span>.</text:p>
      <text:p text:style-name="P14">S <text:s/>COI COD <text:s text:c="10"/>CP <text:s text:c="9"/>COD <text:s text:c="11"/>CP</text:p>
      <text:p text:style-name="P8"/>
      <text:p text:style-name="P8"/>
      <text:p text:style-name="P6">Niveau 3</text:p>
      <text:p text:style-name="P10">Formidable !</text:p>
      <text:p text:style-name="P6"/>
      <text:p text:style-name="P10"><text:span text:style-name="T4">Il</text:span><text:span text:style-name="T5">s</text:span> <text:span text:style-name="T4">les</text:span> <text:span text:style-name="T2">ont</text:span> <text:span text:style-name="T4">encore</text:span> <text:span text:style-name="T2">donnés</text:span> <text:span text:style-name="T4">en retard</text:span>.</text:p>
      <text:p text:style-name="P13">S <text:s text:c="3"/>COD <text:s text:c="5"/>CP <text:s text:c="20"/>CP</text:p>
      <text:p text:style-name="P10"/>
      <text:p text:style-name="P10"><text:span text:style-name="T4">Je</text:span> ne <text:span text:style-name="T2">sais</text:span> pas <text:span text:style-name="T4">qui</text:span> <text:span text:style-name="T2">a osé </text:span>!</text:p>
      <text:p text:style-name="P13">S <text:s text:c="22"/>S</text:p>
      <text:p text:style-name="P10"/>
      <text:p text:style-name="P11"><text:span text:style-name="T4">Je</text:span> <text:span text:style-name="T23">vais</text:span> <text:span text:style-name="T4">à l’école</text:span>.</text:p>
      <text:p text:style-name="P7"><text:span text:style-name="T21">S <text:s text:c="12"/></text:span><text:span text:style-name="T22">COI</text:span></text:p>
      <text:p text:style-name="P7"><text:span text:style-name="T22"/></text:p>
      <text:p text:style-name="P7"><text:span text:style-name="T22"/></text:p>
      <text:p text:style-name="P41"><text:soft-page-break/>Entraînement sujet, COD, COI et CP <text:span text:style-name="T24">(b)</text:span></text:p>
      <text:p text:style-name="P41"/>
      <text:p text:style-name="P41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43"/>
      <text:p text:style-name="P32"/>
      <text:p text:style-name="P32"/>
      <text:p text:style-name="P32">Niveau 1</text:p>
      <text:p text:style-name="P36"/>
      <text:p text:style-name="P36"><text:span text:style-name="T29">Depuis hier i</text:span>l voit sa mère <text:span text:style-name="T25">mais ne voit plus son père.</text:span></text:p>
      <text:p text:style-name="P36"/>
      <text:p text:style-name="P36"/>
      <text:p text:style-name="P36"/>
      <text:p text:style-name="P36">Les <text:span text:style-name="T25">frères</text:span> de Luc ont <text:span text:style-name="T27">échangé les voitures de leurs parents.</text:span></text:p>
      <text:p text:style-name="P36"/>
      <text:p text:style-name="P36"/>
      <text:p text:style-name="P36"/>
      <text:p text:style-name="P20">Ma grand-mère <text:span text:style-name="T30">téléphone à ses enfants toutes les semaines.</text:span></text:p>
      <text:p text:style-name="P20"/>
      <text:p text:style-name="P20"/>
      <text:p text:style-name="P20"/>
      <text:p text:style-name="P20"/>
      <text:p text:style-name="P34">Niveau 2</text:p>
      <text:p text:style-name="P34"/>
      <text:p text:style-name="P22">J<text:span text:style-name="T30">e leur ai encore donné du pain mais ils sont encore affamés.</text:span></text:p>
      <text:p text:style-name="P22"/>
      <text:p text:style-name="P22"/>
      <text:p text:style-name="P22"/>
      <text:p text:style-name="P38">Ont-ils pensé à leurs enfants ?</text:p>
      <text:p text:style-name="P20"/>
      <text:p text:style-name="P20"/>
      <text:p text:style-name="P20"/>
      <text:p text:style-name="P20">I<text:span text:style-name="T32">ls nous donnent des médicaments et nous leur rendons de la nourriture.</text:span></text:p>
      <text:p text:style-name="P20"/>
      <text:p text:style-name="P20"/>
      <text:p text:style-name="P20"/>
      <text:p text:style-name="P34">Niveau 3</text:p>
      <text:p text:style-name="P34"/>
      <text:p text:style-name="P24">Quel beau champ !</text:p>
      <text:p text:style-name="P22"/>
      <text:p text:style-name="P22"/>
      <text:p text:style-name="P34"/>
      <text:p text:style-name="P22">J<text:span text:style-name="T34">e demeure perplexe : les auraient-ils oubliés à la gare ?</text:span></text:p>
      <text:p text:style-name="P22"/>
      <text:p text:style-name="P22"/>
      <text:p text:style-name="P22"/>
      <text:p text:style-name="P26"><text:span text:style-name="T40">Nous nous</text:span> <text:span text:style-name="T38">donnons du mal</text:span> mais n<text:span text:style-name="T40">ous ne nous</text:span> <text:span text:style-name="T36">souvenons de rien !</text:span></text:p>
      <text:p text:style-name="P22"/>
      <text:p text:style-name="P22"/>
      <text:p text:style-name="P22"/>
      <text:p text:style-name="P29"><text:span text:style-name="T20">N</text:span>ous sommes <text:span text:style-name="T48">récemment</text:span> <text:span text:style-name="T42">retournés</text:span> à l’école <text:span text:style-name="T44">bien qu’elle soit fermée.</text:span></text:p>
      <text:p text:style-name="P42"><text:soft-page-break/>Entraînement sujet, COD, COI et CP <text:span text:style-name="T24">(b) / correction</text:span></text:p>
      <text:p text:style-name="P42"/>
      <text:p text:style-name="P42">Pour chaque phrase, indiquer s’il s’agit d’une phrase averbale, simple ou complexe. Repérez chaque <text:s/>verbe conjugué, chaque groupe sujet, chaque COD, <text:span text:style-name="T1">chaque </text:span>COI <text:span text:style-name="T1">et chaque complément de phrase.</text:span></text:p>
      <text:p text:style-name="P44"/>
      <text:p text:style-name="P33"/>
      <text:p text:style-name="P33"/>
      <text:p text:style-name="P33">Niveau 1</text:p>
      <text:p text:style-name="P37"/>
      <text:p text:style-name="P37"><text:span text:style-name="T6">Depuis hier</text:span><text:span text:style-name="T29"> </text:span><text:span text:style-name="T6">i</text:span><text:span text:style-name="T4">l</text:span> <text:span text:style-name="T23">voit</text:span> <text:span text:style-name="T4">sa mère</text:span> <text:span text:style-name="T25">mais ne </text:span><text:span text:style-name="T26">voit</text:span><text:span text:style-name="T25"> plus </text:span><text:span text:style-name="T7">son père</text:span><text:span text:style-name="T25">.</text:span></text:p>
      <text:p text:style-name="P37"><text:tab/><text:span text:style-name="T46">CP</text:span> <text:s text:c="3"/><text:span text:style-name="T46">S <text:s text:c="10"/>COD <text:s text:c="35"/>COD</text:span></text:p>
      <text:p text:style-name="P37"/>
      <text:p text:style-name="P37"><text:span text:style-name="T4">Les </text:span><text:span text:style-name="T7">frères</text:span><text:span text:style-name="T4"> de Luc</text:span> <text:span text:style-name="T23">ont </text:span><text:span text:style-name="T28">échangé</text:span><text:span text:style-name="T27"> </text:span><text:span text:style-name="T8">les voitures de leurs parents</text:span><text:span text:style-name="T27">.</text:span></text:p>
      <text:p text:style-name="P37"><text:s text:c="14"/><text:span text:style-name="T46">S <text:s text:c="56"/>COD</text:span></text:p>
      <text:p text:style-name="P37"/>
      <text:p text:style-name="P21"><text:span text:style-name="T4">Ma grand-mère</text:span> <text:span text:style-name="T31">téléphone</text:span><text:span text:style-name="T30"> </text:span><text:span text:style-name="T9">à ses enfants</text:span><text:span text:style-name="T30"> </text:span><text:span text:style-name="T9">toutes les semaines</text:span><text:span text:style-name="T30">.</text:span></text:p>
      <text:p text:style-name="P21"><text:s text:c="10"/><text:span text:style-name="T46">S <text:s text:c="39"/>COI <text:s text:c="20"/>CP</text:span></text:p>
      <text:p text:style-name="P21"/>
      <text:p text:style-name="P21"/>
      <text:p text:style-name="P35">Niveau 2</text:p>
      <text:p text:style-name="P35"/>
      <text:p text:style-name="P23"><text:span text:style-name="T4">J</text:span><text:span text:style-name="T9">e</text:span><text:span text:style-name="T30"> </text:span><text:span text:style-name="T9">leur</text:span><text:span text:style-name="T30"> </text:span><text:span text:style-name="T31">ai</text:span><text:span text:style-name="T30"> </text:span><text:span text:style-name="T9">encore</text:span><text:span text:style-name="T30"> </text:span><text:span text:style-name="T31">donné</text:span><text:span text:style-name="T30"> </text:span><text:span text:style-name="T9">du pain</text:span><text:span text:style-name="T30"> mais </text:span><text:span text:style-name="T9">ils</text:span><text:span text:style-name="T30"> </text:span><text:span text:style-name="T31">sont</text:span><text:span text:style-name="T30"> </text:span><text:span text:style-name="T9">encore</text:span><text:span text:style-name="T30"> </text:span><text:span text:style-name="T9">affamés</text:span><text:span text:style-name="T30">.</text:span></text:p>
      <text:p text:style-name="P30">S <text:s text:c="2"/>COI <text:s text:c="6"/>CP <text:s text:c="20"/>COI <text:s text:c="10"/>S <text:s text:c="13"/>CP <text:s text:c="4"/>attribut du sujet</text:p>
      <text:p text:style-name="P23"/>
      <text:p text:style-name="P23"/>
      <text:p text:style-name="P39"><text:span text:style-name="T23">Ont</text:span>-<text:span text:style-name="T4">ils</text:span> <text:span text:style-name="T23">pensé</text:span> <text:span text:style-name="T4">à leurs enfants</text:span> ?</text:p>
      <text:p text:style-name="P21"><text:s text:c="10"/><text:span text:style-name="T47">S <text:s text:c="19"/>COI</text:span></text:p>
      <text:p text:style-name="P21"/>
      <text:p text:style-name="P21"/>
      <text:p text:style-name="P21"><text:span text:style-name="T4">I</text:span><text:span text:style-name="T10">ls</text:span><text:span text:style-name="T32"> </text:span><text:span text:style-name="T10">nous</text:span><text:span text:style-name="T32"> </text:span><text:span text:style-name="T33">donnent</text:span><text:span text:style-name="T32"> </text:span><text:span text:style-name="T10">des médicaments</text:span><text:span text:style-name="T32"> et </text:span><text:span text:style-name="T10">nous</text:span><text:span text:style-name="T32"> </text:span><text:span text:style-name="T10">leur</text:span><text:span text:style-name="T32"> </text:span><text:span text:style-name="T33">rendons</text:span><text:span text:style-name="T32"> </text:span><text:span text:style-name="T10">de la nourriture</text:span><text:span text:style-name="T32">.</text:span></text:p>
      <text:p text:style-name="P40">S <text:s text:c="2"/>COI <text:s text:c="25"/>COD <text:s text:c="16"/>S <text:s text:c="4"/>COI <text:s text:c="21"/>COD</text:p>
      <text:p text:style-name="P21"/>
      <text:p text:style-name="P21"/>
      <text:p text:style-name="P35">Niveau 3</text:p>
      <text:p text:style-name="P35"/>
      <text:p text:style-name="P25">Quel beau champ !</text:p>
      <text:p text:style-name="P23"/>
      <text:p text:style-name="P23"/>
      <text:p text:style-name="P35"/>
      <text:p text:style-name="P23"><text:span text:style-name="T4">J</text:span><text:span text:style-name="T11">e</text:span><text:span text:style-name="T34"> </text:span><text:span text:style-name="T35">demeure</text:span><text:span text:style-name="T34"> </text:span><text:span text:style-name="T11">perplexe</text:span><text:span text:style-name="T34"> : </text:span><text:span text:style-name="T11">les</text:span><text:span text:style-name="T34"> </text:span><text:span text:style-name="T35">auraient</text:span><text:span text:style-name="T34">-</text:span><text:span text:style-name="T11">ils</text:span><text:span text:style-name="T34"> </text:span><text:span text:style-name="T35">oubliés</text:span><text:span text:style-name="T34"> </text:span><text:span text:style-name="T11">à la gare</text:span><text:span text:style-name="T34"> ?</text:span></text:p>
      <text:p text:style-name="P31">S <text:s text:c="5"/>attribut du sujet <text:s text:c="3"/>COD <text:s text:c="12"/>S <text:s text:c="18"/>CP</text:p>
      <text:p text:style-name="P23"/>
      <text:p text:style-name="P23"/>
      <text:p text:style-name="P27"><text:span text:style-name="T12">Nous</text:span><text:span text:style-name="T40"> </text:span><text:span text:style-name="T41">nous</text:span><text:span text:style-name="T23"> </text:span><text:span text:style-name="T39">donnons</text:span><text:span text:style-name="T38"> </text:span><text:span text:style-name="T13">du mal</text:span> mais <text:span text:style-name="T4">n</text:span><text:span text:style-name="T12">ous</text:span><text:span text:style-name="T40"> ne </text:span><text:span text:style-name="T41">nous</text:span><text:span text:style-name="T23"> </text:span><text:span text:style-name="T37">souvenons</text:span><text:span text:style-name="T36"> </text:span><text:span text:style-name="T14">de rien</text:span><text:span text:style-name="T36"> !</text:span></text:p>
      <text:p text:style-name="P31">S <text:s text:c="34"/>COD <text:s text:c="10"/>S <text:s text:c="39"/>COI</text:p>
      <text:p text:style-name="P23"/>
      <text:p text:style-name="P23"/>
      <text:p text:style-name="P28"><text:span text:style-name="T15">N</text:span><text:span text:style-name="T4">ous</text:span> <text:span text:style-name="T23">sommes</text:span> <text:span text:style-name="T16">récemment</text:span> <text:span text:style-name="T43">retournés</text:span> <text:span text:style-name="T4">à l’école</text:span> <text:span text:style-name="T44">bien qu’</text:span><text:span text:style-name="T17">elle</text:span><text:span text:style-name="T44"> </text:span><text:span text:style-name="T45">soit</text:span><text:span text:style-name="T44"> </text:span><text:span text:style-name="T17">fermée</text:span><text:span text:style-name="T44">.</text:span></text:p>
      <text:p text:style-name="P31">S <text:s text:c="30"/>CP <text:s text:c="26"/>COI <text:s text:c="17"/>S <text:s text:c="12"/>attribut du su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8:02:04.428470911</meta:creation-date>
    <dc:date>2021-02-01T20:38:59.590415917</dc:date>
    <meta:editing-duration>PT2H6M7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4" meta:paragraph-count="78" meta:word-count="548" meta:character-count="3541" meta:non-whitespace-character-count="2396"/>
  </office:meta>
</office:document-meta>
</file>